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aladea" fo:font-size="14pt" style:font-size-asian="14pt" style:font-size-complex="14pt"/>
    </style:style>
    <style:style style:name="P2" style:family="paragraph" style:parent-style-name="Standard" style:list-style-name="L1">
      <style:paragraph-properties fo:line-height="150%" fo:text-align="justify" style:justify-single-word="false"/>
      <style:text-properties style:font-name="Caladea" fo:font-size="14pt" style:font-size-asian="14pt" style:font-size-complex="14pt"/>
    </style:style>
    <style:style style:name="P3" style:family="paragraph" style:parent-style-name="Standard">
      <style:paragraph-properties fo:line-height="150%" fo:text-align="justify" style:justify-single-word="false"/>
      <style:text-properties style:font-name="Caladea" fo:font-size="14pt" officeooo:rsid="000b350f" officeooo:paragraph-rsid="000b350f" style:font-size-asian="14pt" style:font-size-complex="14pt"/>
    </style:style>
    <style:style style:name="P4" style:family="paragraph" style:parent-style-name="Standard">
      <style:paragraph-properties fo:line-height="150%" fo:text-align="justify" style:justify-single-word="false"/>
      <style:text-properties style:font-name="Caladea" fo:font-size="14pt" fo:font-weight="bold" style:font-size-asian="14pt" style:font-weight-asian="bold" style:font-size-complex="14pt" style:font-weight-complex="bold"/>
    </style:style>
    <style:style style:name="P5" style:family="paragraph" style:parent-style-name="Standard">
      <style:paragraph-properties fo:line-height="150%"/>
      <style:text-properties style:font-name="Caladea" fo:font-size="13pt" officeooo:rsid="000ce3ef" officeooo:paragraph-rsid="000ce3ef" style:font-size-asian="13pt" style:font-size-complex="13pt"/>
    </style:style>
    <style:style style:name="P6" style:family="paragraph" style:parent-style-name="Text_20_body" style:list-style-name="L7">
      <style:paragraph-properties fo:line-height="150%" fo:text-align="justify" style:justify-single-word="false"/>
      <style:text-properties style:font-name="Caladea" fo:font-size="13pt" officeooo:rsid="000b350f" officeooo:paragraph-rsid="000b350f" style:font-size-asian="13pt" style:font-size-complex="13pt"/>
    </style:style>
    <style:style style:name="P7" style:family="paragraph" style:parent-style-name="Text_20_body" style:list-style-name="L7">
      <style:paragraph-properties fo:line-height="150%"/>
      <style:text-properties style:font-name="Caladea" fo:font-size="13pt" style:font-size-asian="13pt" style:font-size-complex="13pt"/>
    </style:style>
    <style:style style:name="P8" style:family="paragraph" style:parent-style-name="Text_20_body">
      <style:paragraph-properties fo:line-height="150%"/>
      <style:text-properties style:font-name="Caladea" fo:font-size="13pt" officeooo:rsid="000ce3ef" officeooo:paragraph-rsid="000ce3ef" style:font-size-asian="13pt" style:font-size-complex="13pt"/>
    </style:style>
    <style:style style:name="P9" style:family="paragraph" style:parent-style-name="Text_20_body">
      <style:text-properties fo:font-style="italic"/>
    </style:style>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7">
      <style:paragraph-properties fo:margin-top="0in" fo:margin-bottom="0in" loext:contextual-spacing="false" fo:line-height="150%"/>
      <style:text-properties style:font-name="Caladea" fo:font-size="13pt" style:font-size-asian="13pt" style:font-size-complex="13pt"/>
    </style:style>
    <style:style style:name="P17" style:family="paragraph" style:parent-style-name="Text_20_body" style:list-style-name="L14">
      <style:paragraph-properties fo:margin-top="0in" fo:margin-bottom="0in" loext:contextual-spacing="false"/>
    </style:style>
    <style:style style:name="P18" style:family="paragraph" style:parent-style-name="Text_20_body">
      <style:paragraph-properties fo:margin-left="0.0835in" fo:margin-right="0.0835in" fo:text-indent="0in" style:auto-text-indent="false"/>
    </style:style>
    <style:style style:name="T1" style:family="text">
      <style:text-properties officeooo:rsid="000b350f"/>
    </style:style>
    <style:style style:name="T2" style:family="text">
      <style:text-properties fo:font-style="italic" fo:font-weight="bold"/>
    </style:style>
    <style:style style:name="T3" style:family="text">
      <style:text-properties style:text-underline-style="solid" style:text-underline-width="auto" style:text-underline-color="font-color"/>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in" svg:y="0in" svg:width="3.1252in" svg:height="2.6043in" draw:z-index="0">
        <draw:floating-frame draw:frame-name="aswift_6"/>
      </draw:frame>
      <text:p text:style-name="P1"><text:bookmark text:name="__w2_wusbxcTh23_answer_content"/>A cheque is a financial instrument ordering the bank to pay funds to someone from the individuals account that the cheque was written against. A cheque is not money, it is really an IOU note that is converted into money when the receiver takes the note to their bank for processing.</text:p>
      <text:p text:style-name="P1">PROBLEMS ASSOCIATED WITH THE USE OF CHEQUE</text:p>
      <text:p text:style-name="P1">These are many problems associated with the use of cheque. They include:</text:p>
      <text:list xml:id="list3516141263" text:style-name="L1">
        <text:list-item>
          <text:p text:style-name="P2">Countermand of payment</text:p>
        </text:list-item>
        <text:list-item>
          <text:p text:style-name="P2">Forgeries in cheques</text:p>
        </text:list-item>
        <text:list-item>
          <text:p text:style-name="P2">Manipulation on the cheques clearing house</text:p>
        </text:list-item>
        <text:list-item>
          <text:p text:style-name="P2">attitude of organization and government agents.</text:p>
        </text:list-item>
      </text:list>
      <text:p text:style-name="P1">COUNTERMAND OF PAYMENT</text:p>
      <text:p text:style-name="P1">Countermand of payment i.e. stopping payment of cheques is one of the problem that is often associated with the use of cheques. If banker’s contract to deal with the customer’s balanceaccording to his instruction means that he must duly take note of any countermand of payment.Most bank officials agreed that their customers once a while issue post-dated cheques only to turn round and countermand payment before they are due for presentation and payment. The</text:p>
      <text:p text:style-name="P1">problem here is that countermand of payment disrupts business transaction involving cheques thereby making people o r customers to bank lose more concentration on the use of cheque.Business Social Responsibility And Ethics</text:p>
      <text:p text:style-name="P4">FORGERIES IN CHEQUE</text:p>
      <text:p text:style-name="P1">The most losses being incurred by banks in Nigeria today is as the result of forgeries in cheque.</text:p>
      <text:p text:style-name="P1">There have been reported cases of syndicates forging cheque of certain banks and signature of A wealthy who is a customer to a certain bank might loose his cheques to some of the syndicate</text:p>
      <text:p text:style-name="P1">who may in turn go to these experts who can forge signature and forge the wealthy man’s</text:p>
      <text:p text:style-name="P1"><text:soft-page-break/>signature in order to collect some certain sum of money from the man’s account in the bank</text:p>
      <text:p text:style-name="P1">thereby defrauding the bank of huge some of money.</text:p>
      <text:p text:style-name="P1">ATTITUDE OF ORGANIZATION AND GOVERNMENT AGENTS.</text:p>
      <text:p text:style-name="P1">The attitude of government, organizations, unions, institutions and establishment does not</text:p>
      <text:p text:style-name="P1">encourage the use of cheques in business transaction. Government establishments operations</text:p>
      <text:p text:style-name="P1">and many other institution seriously abhor the use of personal cheques as a means of bill of</text:p>
      <text:p text:style-name="P1">settlement. They rather favour cash payment. This attitude more than anything else heightens the</text:p>
      <text:p text:style-name="P1">problems in the use of cheques for transactions.</text:p>
      <text:p text:style-name="P1">MANIPULATION IN THE CHEQUES CLEARING HOUSE</text:p>
      <text:p text:style-name="P1">There have been recorded cases of manipulation in the cheque by syndicate of criminals. If letter</text:p>
      <text:p text:style-name="P1">bearing inquiries about a fraudulent cheque is removed from record on clearing house and in</text:p>
      <text:p text:style-name="P1">some cases a forged positive reply is presented by the syndication at a session of the clearing Another problem is clearing house that affected the cheque is delay in clearing house that</text:p>
      <text:p text:style-name="P1">affected the cheque in bank within the same city many take more than a week to clear, while</text:p>
      <text:p text:style-name="P1">inter state or up-country cheques sometimes take one month or more before the state of such</text:p>
      <text:p text:style-name="P1">cheque is known. In these circumstances, The payment in once state by cheque get loss on</text:p>
      <text:p text:style-name="P1">transit causing problem and delaying of the effective use of funds received.</text:p>
      <text:p text:style-name="P1"><text:soft-page-break/>All these four component comprises the problem associated with the use of cheque in Nigeria</text:p>
      <text:p text:style-name="P1">and if not critically checked and corrected, these problems of cheque will always remain and</text:p>
      <text:p text:style-name="P1">thereby making the use of cheque in Nigeria today not to be more effective or run smoothly</text:p>
      <text:p text:style-name="P1">without any inconvenience.</text:p>
      <text:p text:style-name="P1"/>
      <text:p text:style-name="P3">Question 2</text:p>
      <text:list xml:id="list3426038020" text:style-name="L7">
        <text:list-item>
          <text:p text:style-name="P6">An instrument used to make payments, that can be just transferred by hand delivery is known as the cheque. An acknowledgment prepared by the creditor to show the indebtedness of the debtor who accepts it for payment is known as a bill of exchange. </text:p>
        </text:list-item>
        <text:list-item>
          <text:p text:style-name="P16">A Cheque is defined in section 6 while Bill of Exchange is specified in section 5 of the Negotiable Instrument Act, 1881 </text:p>
        </text:list-item>
        <text:list-item>
          <text:p text:style-name="P16">The drawer and payee are always different in the case of a cheque. In general, drawer and payee are the same persons in the case of a bill of exchange. </text:p>
        </text:list-item>
        <text:list-item>
          <text:p text:style-name="P16">The stamp is not required in cheque. Conversely, a bill of exchange must be stamped. </text:p>
        </text:list-item>
        <text:list-item>
          <text:p text:style-name="P7">A cheque is payable to the bearer on demand. As opposed to the bill of exchange, it cannot be made payable to the bearer on demand.</text:p>
        </text:list-item>
      </text:list>
      <text:p text:style-name="P8">Question 3</text:p>
      <text:p text:style-name="P5"/>
      <text:section text:style-name="Sect1" text:name="social_share_wrapper">
        <text:p text:style-name="Standard"/>
        <text:section text:style-name="Sect1" text:name="social_share_widget">
          <text:p text:style-name="Horizontal_20_Line"/>
          <text:p text:style-name="Text_20_body"><text:bookmark text:name="hubcomment_counter"/><text:a xlink:type="simple" xlink:href="https://toughnickel.com/personal-finance/The-Many-Causes-of-Returned-Checks#" text:style-name="Internet_20_link" text:visited-style-name="Visited_20_Internet_20_Link">7</text:a></text:p>
        </text:section>
      </text:section>
      <text:section text:style-name="Sect1" text:name="hub_resp_main">
        <text:p text:style-name="Standard"/>
        <text:section text:style-name="Sect1" text:name="mod_new12">
          <text:p text:style-name="Standard"/>
          <text:section text:style-name="Sect1" text:name="crumbs">
            <text:list xml:id="list1672584641" text:style-name="L14">
              <text:list-item>
                <text:p text:style-name="P17"><text:bookmark text:name="crumbslist"/><text:a xlink:type="simple" xlink:href="https://toughnickel.com/" text:style-name="Internet_20_link" text:visited-style-name="Visited_20_Internet_20_Link">ToughNickel</text:a><text:span text:style-name="Emphasis">»</text:span></text:p>
              </text:list-item>
              <text:list-item>
                <text:p text:style-name="P17"><text:a xlink:type="simple" xlink:href="https://toughnickel.com/personal-finance/" text:style-name="Internet_20_link" text:visited-style-name="Visited_20_Internet_20_Link">Personal Finance</text:a><text:span text:style-name="Emphasis">»</text:span></text:p>
              </text:list-item>
              <text:list-item>
                <text:p text:style-name="P15"><text:a xlink:type="simple" xlink:href="https://toughnickel.com/personal-finance/banking/" text:style-name="Internet_20_link" text:visited-style-name="Visited_20_Internet_20_Link">Banking</text:a> </text:p>
              </text:list-item>
            </text:list>
          </text:section>
        </text:section>
        <text:section text:style-name="Sect1" text:name="mod_8586378">
          <text:section text:style-name="Sect1" text:name="slide_img_2284784_3341479">
            <text:p text:style-name="Standard"/>
          </text:section>
        </text:section>
        <text:section text:style-name="Sect1" text:name="mod_8586377">
          <text:h text:style-name="Heading_20_2" text:outline-level="2"><text:soft-page-break/>What do all those strange acronyms mean? </text:h>
          <text:section text:style-name="Sect1" text:name="txtd_8586377">
            <text:p text:style-name="Text_20_body">Most of us have been there at least once in our lives; a check deposited or written to someone was returned by the bank. It may be stamped with things like NSF, UCF, UTL, etc. What does that mean? Did I do something wrong? These strange and seemingly cryptic messages can be confusing, so here's a list of some reasons why a bank may return a check.</text:p>
            <text:p text:style-name="Text_20_body"><text:span text:style-name="Strong_20_Emphasis">NSF or ISF - Not Sufficient or Insufficient funds</text:span></text:p>
            <text:p text:style-name="Text_20_body">This one is pretty self explanatory. The account that the check is written off of doesn't have the funds to cover the value of the check. In most cases the check can be redeposited, unless otherwise noted on the check itself. </text:p>
            <text:p text:style-name="Text_20_body"><text:span text:style-name="Strong_20_Emphasis">UCF, UFH or UF - Uncollected Funds Hold or Uncollected Funds</text:span></text:p>
            <text:p text:style-name="Text_20_body">In this instance, the check has been returned because the account it was drawn off of does not <text:span text:style-name="T3">yet</text:span> have the available funds. It's a little different than insufficient funds because the balance is present but not yet collected. For instance, John may have deposited a check for $500 on Monday, and also written a check to Steve for $500 which he deposited to his account the next day. Since the initial check that John deposited won't clear until Wednesday, the check he wrote to Steve is returned because John's initial deposit has not yet been collected. These items are typically eligible for redeposit.</text:p>
            <text:p text:style-name="Text_20_body"><text:span text:style-name="Strong_20_Emphasis">UTL - Unable to Locate</text:span></text:p>
            <text:p text:style-name="Text_20_body">Checks are returned for this reason because the bank cannot locate the account associated with the presented item. This could be for a number of reasons, but the most likely cause is that incorrect information has been provided. Sometimes these items will indicate exactly which information is wrong, such as the account number or routing number. These items can not be redeposited; a new item is required from the account holder.</text:p>
            <text:p text:style-name="Text_20_body"><text:span text:style-name="Strong_20_Emphasis">NCI - Non Cash Item</text:span></text:p>
            <text:p text:style-name="Text_20_body">Returns for this reason are typically due to things like promotional offers, rebate coupons or gift certificates mistakenly being deposited as checks. Since these items are in fact not checks, they can not be redeposited.</text:p>
            <text:p text:style-name="Text_20_body"><text:span text:style-name="Strong_20_Emphasis">UA or NA - Unauthorized or Not Authorized</text:span></text:p>
            <text:p text:style-name="Text_20_body">Items are returned for this reason because the account holder disputes the authenticity of the payment, or the account has a special instruction such as 'no debits' or 'no drafts.' These items can not be redeposited.</text:p>
            <text:p text:style-name="Text_20_body"><text:span text:style-name="Strong_20_Emphasis">RTM - Refer to Maker</text:span></text:p>
            <text:p text:style-name="Text_20_body">Items returned with this code indicate that the payee should contact the account holder to inquire about why the item was returned. Banks will not give this type of account information to anyone but the account holder, and both parties may need to correspond in order to resolve the issue. This code is typically used when no other return codes apply.</text:p>
            <text:p text:style-name="Text_20_body"><text:span text:style-name="Strong_20_Emphasis">Stop Payment</text:span></text:p>
            <text:p text:style-name="Text_20_body">Checks are returned for this reason because the person who initially authorized it has revoked their authorization. This option is available to account holders as long as they place the stop payment <text:soft-page-break/>before the item in question is presented for payment. The account holder gives specific details about the check to the bank, who then return those items unpaid with the code Stop Payment. These items are not eligible for redeposit.</text:p>
            <text:p text:style-name="Text_20_body"><text:span text:style-name="Strong_20_Emphasis">Account Closed</text:span></text:p>
            <text:p text:style-name="Text_20_body">Items returned with the code Account Closed mean just that: the account associated with the check has been terminated. These items can not be redeposited because the account no longer exists, and a new check drawn off of a different account is required.</text:p>
            <text:p text:style-name="Text_20_body"><text:span text:style-name="Strong_20_Emphasis">Frozen or Blocked Account</text:span></text:p>
            <text:p text:style-name="Text_20_body">Returned items with this code are the result of the bank being required to stop all activity on the account in question. This could be due to an IRS tax lien or wage garnishment, a court order or other legal action. These items can not be redeposited.</text:p>
            <text:p text:style-name="Text_20_body"><text:span text:style-name="Strong_20_Emphasis">Stale Dated or Expired Check</text:span></text:p>
            <text:p text:style-name="Text_20_body">These items are returned because they have passed the expiration date set by the check issuer. Checks can expire after as little as seven days, or as many as one hundred and eighty, as determined by the individual institution. These items also can not be redeposited.</text:p>
            <text:p text:style-name="Text_20_body"><text:span text:style-name="Strong_20_Emphasis">Post Dated</text:span></text:p>
            <text:p text:style-name="Text_20_body">Items are returned for this reason because they are dated for some time in the future, or otherwise indicate that they are not valid until a future date. These items are eligible for redeposit on or after the date in question.</text:p>
            <text:p text:style-name="Text_20_body"><text:span text:style-name="Strong_20_Emphasis">Endorsement Missing</text:span></text:p>
            <text:p text:style-name="Text_20_body">This occurs when the payee does not sign or stamp the back of their check, and is not the fault of the check writer. An endorsement is typically the check receiver's signature or a 'For Deposit Only' stamp. These items can be redeposited once they have been properly endorsed.</text:p>
            <text:p text:style-name="Text_20_body"><text:span text:style-name="Strong_20_Emphasis">Endorsement Irregular </text:span></text:p>
            <text:p text:style-name="Text_20_body">The most common cause for checks being returned for this reason is because the endorsement is illegible, doesn't match the sample on file, or was written below the line that says 'do not write below this line.' These items could possibly be redeposited if the error is correctable.</text:p>
            <text:p text:style-name="Text_20_body"><text:span text:style-name="Strong_20_Emphasis">Signature(s) Missing</text:span></text:p>
            <text:p text:style-name="Text_20_body">Items are returned for this reason when the check writer did not sign the check, or only one signature is present when two are required. These items can be redeposited once the missing signature is obtained.</text:p>
            <text:p text:style-name="Text_20_body"><text:span text:style-name="Strong_20_Emphasis">Signature(s) Irregular</text:span></text:p>
            <text:p text:style-name="Text_20_body">If the bank's sample of an account holder's signature differs noticeably from the one on the item or appears damaged or altered, it will be returned for this reason. In this case, a new item must be obtained for deposit.</text:p>
            <text:p text:style-name="Text_20_body"><text:span text:style-name="Strong_20_Emphasis">Altered or Fictitious Item</text:span></text:p>
            <text:p text:style-name="Text_20_body">This return code indicates a discrepancy between the bank's records of the account holder and the item presented. Write overs, cross outs and other alterations should be initialed by the account <text:soft-page-break/>holder, but may not always stop the item from being returned. This code may also indicate that the presented document is a forgery. Do not redeposit these items.</text:p>
            <text:p text:style-name="Text_20_body"><text:span text:style-name="Strong_20_Emphasis">Item Exceeded Dollar Amount</text:span></text:p>
            <text:p text:style-name="Text_20_body">Some accounts are set up with daily or per item dollar amount limits. The account holder is aware of these limits and items returned for this reason are not eligible for redeposit.</text:p>
          </text:section>
        </text:section>
      </text:section>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00:39:57.238262732</meta:creation-date>
    <dc:date>2018-10-12T09:31:57.999964375</dc:date>
    <meta:editing-duration>PT8H41M48S</meta:editing-duration>
    <meta:editing-cycles>4</meta:editing-cycles>
    <meta:generator>LibreOffice/6.0.5.2$Linux_X86_64 LibreOffice_project/54c8cbb85f300ac59db32fe8a675ff7683cd5a16</meta:generator>
    <meta:document-statistic meta:table-count="0" meta:image-count="0" meta:object-count="1" meta:page-count="6" meta:paragraph-count="81" meta:word-count="1709" meta:character-count="9919" meta:non-whitespace-character-count="8295"/>
  </office:meta>
</office:document-meta>
</file>